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fo:font-weight="bold" officeooo:rsid="000e0674" officeooo:paragraph-rsid="0023174f" style:font-weight-asian="bold" style:font-weight-complex="bold"/>
    </style:style>
    <style:style style:name="P2" style:family="paragraph" style:parent-style-name="Footer">
      <style:text-properties officeooo:rsid="000e0674" officeooo:paragraph-rsid="000e0674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e0674" officeooo:paragraph-rsid="000e067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none" fo:font-weight="normal" officeooo:rsid="0018fe9e" officeooo:paragraph-rsid="0018fe9e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none" fo:font-weight="normal" officeooo:rsid="0018fe9e" officeooo:paragraph-rsid="002cf3f8" style:font-size-asian="20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e0674" officeooo:paragraph-rsid="000e067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7ea0" officeooo:paragraph-rsid="000ecbc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8ec9" officeooo:paragraph-rsid="001b8ec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05c1" officeooo:paragraph-rsid="001d05c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18e2" officeooo:paragraph-rsid="001d18e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feeaf" officeooo:paragraph-rsid="001feea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96d17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acf79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acf79" officeooo:paragraph-rsid="001d18e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3174f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23174f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3f337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e55dd" officeooo:paragraph-rsid="002e55d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2274b" officeooo:paragraph-rsid="0032274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ecbc3" officeooo:paragraph-rsid="000ecbc3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ecbc3" officeooo:paragraph-rsid="002cf3f8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style="italic" style:text-underline-style="none" fo:font-weight="normal" officeooo:rsid="0018fe9e" officeooo:paragraph-rsid="0018fe9e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officeooo:rsid="0023174f" officeooo:paragraph-rsid="002cf3f8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officeooo:paragraph-rsid="002cf3f8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sans-serif" fo:font-size="13.5pt" fo:font-style="normal" style:text-underline-style="none" fo:font-weight="normal" officeooo:rsid="001d18e2" officeooo:paragraph-rsid="001d18e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style="normal" style:text-underline-style="none" fo:font-weight="normal" officeooo:rsid="002acf79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style="normal" style:text-underline-style="none" fo:font-weight="normal" officeooo:rsid="002cf3f8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fo:font-style="italic" style:text-underline-style="none" fo:font-weight="normal" officeooo:rsid="0018fe9e" officeooo:paragraph-rsid="002cf3f8" style:font-size-asian="18pt" style:font-style-asian="italic" style:font-weight-asian="normal" style:font-size-complex="18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54pt" fo:font-weight="bold" officeooo:rsid="000e0674" officeooo:paragraph-rsid="000e0674" style:font-size-asian="54pt" style:font-weight-asian="bold" style:font-size-complex="54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fo:font-style="italic" style:text-underline-style="none" fo:font-weight="normal" officeooo:rsid="000ecbc3" officeooo:paragraph-rsid="000ecbc3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12pt" fo:font-style="italic" style:text-underline-style="none" fo:font-weight="normal" officeooo:rsid="000ecbc3" officeooo:paragraph-rsid="002cf3f8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style:use-window-font-color="true" style:font-name="sans-serif" fo:font-size="13.5pt" fo:font-style="normal" style:text-underline-style="none" fo:font-weight="normal" officeooo:rsid="001d18e2" officeooo:paragraph-rsid="001d18e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font-size="20pt" fo:font-style="italic" style:text-underline-style="none" fo:font-weight="normal" officeooo:rsid="0018fe9e" officeooo:paragraph-rsid="002cf3f8" style:font-size-asian="20pt" style:font-style-asian="italic" style:font-weight-asian="normal" style:font-size-complex="20pt" style:font-style-complex="italic" style:font-weight-complex="normal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cf3f8"/>
    </style:style>
    <style:style style:name="P3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2cf3f8"/>
    </style:style>
    <style:style style:name="P3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officeooo:paragraph-rsid="002cf3f8"/>
    </style:style>
    <style:style style:name="P37" style:family="paragraph" style:parent-style-name="Standard">
      <style:paragraph-properties fo:text-align="center" style:justify-single-word="false"/>
      <style:text-properties style:font-name="sans-serif" fo:font-size="13.5pt" style:text-underline-style="none" fo:font-weight="normal" officeooo:rsid="002cf3f8" officeooo:paragraph-rsid="000e067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8pt" fo:font-style="italic" style:text-underline-style="none" fo:font-weight="normal" officeooo:rsid="0023174f" officeooo:paragraph-rsid="002cf3f8" style:font-size-asian="18pt" style:font-style-asian="italic" style:font-weight-asian="normal" style:font-size-complex="18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3174f" officeooo:paragraph-rsid="0036187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3174f" officeooo:paragraph-rsid="002cf3f8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style:paragraph-properties fo:text-align="center"/>
    </style:style>
    <style:style style:name="P42" style:family="paragraph">
      <loext:graphic-properties draw:fill-color="#faa61a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5e8ac7"/>
      <style:paragraph-properties fo:text-align="center"/>
      <style:text-properties fo:text-shadow="none" fo:font-weight="bold" style:font-weight-asian="bold" style:font-weight-complex="bold"/>
    </style:style>
    <style:style style:name="P44" style:family="paragraph">
      <loext:graphic-properties draw:fill-color="#aa55a1"/>
      <style:paragraph-properties fo:text-align="center"/>
      <style:text-properties fo:font-size="12pt" fo:text-shadow="none" fo:font-weight="bold" style:font-weight-asian="bold" style:font-weight-complex="bold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-color="#faa61a"/>
      <style:paragraph-properties fo:text-align="center"/>
      <style:text-properties fo:font-size="12pt" fo:font-weight="bold" style:font-weight-asian="bold" style:font-weight-complex="bold"/>
    </style:style>
    <style:style style:name="P47" style:family="paragraph">
      <loext:graphic-properties draw:fill-color="#5e8ac7"/>
      <style:paragraph-properties fo:text-align="center"/>
      <style:text-properties fo:font-size="12pt" fo:text-shadow="none" fo:font-weight="bold" style:font-weight-asian="bold" style:font-weight-complex="bold"/>
    </style:style>
    <style:style style:name="P48" style:family="paragraph">
      <loext:graphic-properties draw:fill-color="#00b274"/>
      <style:paragraph-properties fo:text-align="center"/>
      <style:text-properties fo:font-size="12pt" fo:text-shadow="none" fo:font-weight="bold" style:font-weight-asian="bold" style:font-weight-complex="bold"/>
    </style:style>
    <style:style style:name="P49" style:family="paragraph">
      <loext:graphic-properties draw:fill-color="#adc5e7"/>
      <style:paragraph-properties fo:text-align="center"/>
      <style:text-properties fo:font-size="12pt" fo:text-shadow="none" fo:font-weight="bold" style:font-weight-asian="bold" style:font-weight-complex="bold"/>
    </style:style>
    <style:style style:name="P50" style:family="paragraph">
      <loext:graphic-properties draw:fill-color="#bd7cb5"/>
      <style:paragraph-properties fo:text-align="center"/>
      <style:text-properties fo:font-size="12pt" fo:text-shadow="none" fo:font-weight="bold" style:font-weight-asian="bold" style:font-weight-complex="bold"/>
    </style:style>
    <style:style style:name="P51" style:family="paragraph">
      <loext:graphic-properties draw:fill-color="#7da7d8"/>
      <style:paragraph-properties fo:text-align="center"/>
      <style:text-properties fo:font-size="12pt" fo:text-shadow="none" fo:font-weight="bold" style:font-weight-asian="bold" style:font-weight-complex="bold"/>
    </style:style>
    <style:style style:name="P52" style:family="paragraph">
      <loext:graphic-properties draw:fill-color="#680059"/>
      <style:paragraph-properties fo:text-align="center"/>
      <style:text-properties fo:color="#000000" fo:font-size="12pt" fo:text-shadow="none" fo:font-weight="bold" style:font-weight-asian="bold" style:font-weight-complex="bold"/>
    </style:style>
    <style:style style:name="P53" style:family="paragraph">
      <loext:graphic-properties draw:fill-color="#0066b3"/>
      <style:paragraph-properties fo:text-align="center"/>
      <style:text-properties fo:font-size="12pt" fo:text-shadow="none" fo:font-weight="bold" style:font-weight-asian="bold" style:font-weight-complex="bold"/>
    </style:style>
    <style:style style:name="P54" style:family="paragraph">
      <loext:graphic-properties draw:fill-color="#ccbe00"/>
      <style:paragraph-properties fo:text-align="center"/>
      <style:text-properties fo:font-size="12pt" fo:text-shadow="none" fo:font-weight="bold" style:font-weight-asian="bold" style:font-weight-complex="bold"/>
    </style:style>
    <style:style style:name="P55" style:family="paragraph">
      <loext:graphic-properties draw:fill-color="#fff450"/>
      <style:paragraph-properties fo:text-align="center"/>
      <style:text-properties fo:font-size="12pt" fo:text-shadow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174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6d17" style:font-weight-asian="bold" style:font-weight-complex="bold"/>
    </style:style>
    <style:style style:name="T5" style:family="text">
      <style:text-properties fo:font-weight="bold" officeooo:rsid="0036db56" style:font-weight-asian="bold" style:font-weight-complex="bold"/>
    </style:style>
    <style:style style:name="T6" style:family="text">
      <style:text-properties fo:font-weight="bold" officeooo:rsid="003894ab" style:font-weight-asian="bold" style:font-weight-complex="bold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officeooo:rsid="00296d17" style:font-style-asian="italic" style:font-style-complex="italic"/>
    </style:style>
    <style:style style:name="T9" style:family="text">
      <style:text-properties fo:font-style="italic" officeooo:rsid="0036187a" style:font-style-asian="italic" style:font-style-complex="italic"/>
    </style:style>
    <style:style style:name="T10" style:family="text">
      <style:text-properties fo:color="#5565af" fo:font-weight="bold" style:font-weight-asian="bold" style:font-weight-complex="bold"/>
    </style:style>
    <style:style style:name="T11" style:family="text">
      <style:text-properties fo:color="#faa61a" fo:font-weight="bold" style:font-weight-asian="bold" style:font-weight-complex="bold"/>
    </style:style>
    <style:style style:name="T12" style:family="text">
      <style:text-properties fo:color="#faa61a" fo:font-weight="bold" officeooo:rsid="0032274b" style:font-weight-asian="bold" style:font-weight-complex="bold"/>
    </style:style>
    <style:style style:name="T13" style:family="text">
      <style:text-properties fo:color="#a3238e" fo:font-weight="bold" style:font-weight-asian="bold" style:font-weight-complex="bold"/>
    </style:style>
    <style:style style:name="T14" style:family="text">
      <style:text-properties fo:color="#a3238e" fo:font-weight="bold" officeooo:rsid="0032274b" style:font-weight-asian="bold" style:font-weight-complex="bold"/>
    </style:style>
    <style:style style:name="T15" style:family="text">
      <style:text-properties fo:color="#a3238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use-window-font-color="true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23f337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282efc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296d17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2cf3f8" style:font-size-asian="12pt" style:font-style-asian="normal" style:font-size-complex="12pt" style:font-style-complex="normal"/>
    </style:style>
    <style:style style:name="T23" style:family="text">
      <style:text-properties fo:font-size="12pt" fo:font-style="normal" style:text-underline-style="none" fo:font-weight="normal" officeooo:rsid="0023174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282ef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296d1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bold" officeooo:rsid="0023f337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style:text-underline-style="none" fo:font-weight="bold" officeooo:rsid="0023174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bold" officeooo:rsid="0023f337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fo:font-weight="bold" officeooo:rsid="00296d17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italic" style:text-underline-style="none" fo:font-weight="normal" officeooo:rsid="00296d17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officeooo:rsid="0023174f"/>
    </style:style>
    <style:style style:name="T33" style:family="text">
      <style:text-properties fo:color="#cc7832"/>
    </style:style>
    <style:style style:name="T34" style:family="text">
      <style:text-properties fo:color="#cc7832" style:font-name="DejaVu Sans Mono" fo:font-size="9.80000019073486pt"/>
    </style:style>
    <style:style style:name="T35" style:family="text">
      <style:text-properties style:font-name="DejaVu Sans Mono" fo:font-size="9.80000019073486pt"/>
    </style:style>
    <style:style style:name="T36" style:family="text">
      <style:text-properties fo:color="#ffc66d" style:font-name="DejaVu Sans Mono" fo:font-size="9.80000019073486pt"/>
    </style:style>
    <style:style style:name="T37" style:family="text">
      <style:text-properties fo:color="#b5b6e3" style:font-name="DejaVu Sans Mono" fo:font-size="9.80000019073486pt"/>
    </style:style>
    <style:style style:name="T38" style:family="text">
      <style:text-properties fo:color="#b9bcd1" style:font-name="DejaVu Sans Mono" fo:font-size="9.80000019073486pt"/>
    </style:style>
    <style:style style:name="T39" style:family="text">
      <style:text-properties fo:color="#6897bb" style:font-name="DejaVu Sans Mono" fo:font-size="9.80000019073486pt"/>
    </style:style>
    <style:style style:name="T40" style:family="text">
      <style:text-properties fo:color="#a9b7c6" style:font-name="DejaVu Sans Mono" fo:font-size="9.80000019073486pt"/>
    </style:style>
    <style:style style:name="T41" style:family="text">
      <style:text-properties officeooo:rsid="0026a53f"/>
    </style:style>
    <style:style style:name="T42" style:family="text">
      <style:text-properties officeooo:rsid="00282efc"/>
    </style:style>
    <style:style style:name="T43" style:family="text">
      <style:text-properties officeooo:rsid="002afea2"/>
    </style:style>
    <style:style style:name="T44" style:family="text">
      <style:text-properties officeooo:rsid="002b3b43"/>
    </style:style>
    <style:style style:name="T45" style:family="text">
      <style:text-properties fo:color="#bd7cb5" fo:font-size="12pt" fo:font-style="normal" fo:font-weight="bold" officeooo:rsid="00282efc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color="#bd7cb5" fo:font-weight="bold" style:font-weight-asian="bold" style:font-weight-complex="bold"/>
    </style:style>
    <style:style style:name="T47" style:family="text">
      <style:text-properties fo:color="#bd7cb5" fo:font-weight="bold" officeooo:rsid="00282efc" style:font-weight-asian="bold" style:font-weight-complex="bold"/>
    </style:style>
    <style:style style:name="T48" style:family="text">
      <style:text-properties fo:color="#bd7cb5" fo:font-weight="bold" officeooo:rsid="002e85d6" style:font-weight-asian="bold" style:font-weight-complex="bold"/>
    </style:style>
    <style:style style:name="T49" style:family="text">
      <style:text-properties officeooo:rsid="002e85d6"/>
    </style:style>
    <style:style style:name="T50" style:family="text">
      <style:text-properties fo:color="#fff450" fo:font-weight="bold" style:font-weight-asian="bold" style:font-weight-complex="bold"/>
    </style:style>
    <style:style style:name="T51" style:family="text">
      <style:text-properties fo:color="#ccbe00" fo:font-weight="bold" style:font-weight-asian="bold" style:font-weight-complex="bold"/>
    </style:style>
    <style:style style:name="T52" style:family="text">
      <style:text-properties fo:color="#0066b3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0066b3" fo:font-weight="bold" style:font-weight-asian="bold" style:font-weight-complex="bold"/>
    </style:style>
    <style:style style:name="T54" style:family="text">
      <style:text-properties fo:color="#680059" fo:font-size="12pt" fo:font-weight="bold" style:font-size-asian="12pt" style:font-weight-asian="bold" style:font-size-complex="12pt" style:font-weight-complex="bold"/>
    </style:style>
    <style:style style:name="T55" style:family="text">
      <style:text-properties fo:color="#680059" fo:font-weight="bold" style:font-weight-asian="bold" style:font-weight-complex="bold"/>
    </style:style>
    <style:style style:name="T56" style:family="text">
      <style:text-properties fo:color="#7da7d8" fo:font-weight="bold" style:font-weight-asian="bold" style:font-weight-complex="bold"/>
    </style:style>
    <style:style style:name="T57" style:family="text">
      <style:text-properties fo:color="#7da7d8" fo:font-weight="bold" officeooo:rsid="0026a53f" style:font-weight-asian="bold" style:font-weight-complex="bold"/>
    </style:style>
    <style:style style:name="T58" style:family="text">
      <style:text-properties fo:color="#7da7d8" fo:font-weight="bold" officeooo:rsid="003894ab" style:font-weight-asian="bold" style:font-weight-complex="bold"/>
    </style:style>
    <style:style style:name="T59" style:family="text">
      <style:text-properties fo:color="#5e8ac7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5e8ac7" fo:font-weight="bold" style:font-weight-asian="bold" style:font-weight-complex="bold"/>
    </style:style>
    <style:style style:name="T61" style:family="text">
      <style:text-properties fo:color="#5e8ac7" fo:font-weight="bold" officeooo:rsid="0032274b" style:font-weight-asian="bold" style:font-weight-complex="bold"/>
    </style:style>
    <style:style style:name="T62" style:family="text">
      <style:text-properties fo:color="#5e8ac7" fo:font-weight="bold" officeooo:rsid="0026a53f" style:font-weight-asian="bold" style:font-weight-complex="bold"/>
    </style:style>
    <style:style style:name="T63" style:family="text">
      <style:text-properties fo:color="#5e8ac7" fo:font-weight="bold" officeooo:rsid="0036187a" style:font-weight-asian="bold" style:font-weight-complex="bold"/>
    </style:style>
    <style:style style:name="T64" style:family="text">
      <style:text-properties fo:color="#5e8ac7" fo:font-weight="bold" officeooo:rsid="003894ab" style:font-weight-asian="bold" style:font-weight-complex="bold"/>
    </style:style>
    <style:style style:name="T65" style:family="text">
      <style:text-properties officeooo:rsid="0032274b"/>
    </style:style>
    <style:style style:name="T66" style:family="text">
      <style:text-properties fo:color="#00b274" fo:font-weight="bold" officeooo:rsid="0032274b" style:font-weight-asian="bold" style:font-weight-complex="bold"/>
    </style:style>
    <style:style style:name="T67" style:family="text">
      <style:text-properties fo:color="#adc5e7" fo:font-weight="bold" style:font-weight-asian="bold" style:font-weight-complex="bold"/>
    </style:style>
    <style:style style:name="T68" style:family="text">
      <style:text-properties fo:color="#adc5e7" fo:font-weight="bold" officeooo:rsid="0036187a" style:font-weight-asian="bold" style:font-weight-complex="bold"/>
    </style:style>
    <style:style style:name="T69" style:family="text">
      <style:text-properties fo:color="#adc5e7" fo:font-weight="bold" officeooo:rsid="0026a53f" style:font-weight-asian="bold" style:font-weight-complex="bold"/>
    </style:style>
    <style:style style:name="T70" style:family="text">
      <style:text-properties fo:color="#adc5e7" fo:font-weight="bold" officeooo:rsid="0036db56" style:font-weight-asian="bold" style:font-weight-complex="bold"/>
    </style:style>
    <style:style style:name="T71" style:family="text">
      <style:text-properties fo:color="#adc5e7" fo:font-weight="bold" officeooo:rsid="003894ab" style:font-weight-asian="bold" style:font-weight-complex="bold"/>
    </style:style>
    <style:style style:name="T72" style:family="text">
      <style:text-properties officeooo:rsid="0036187a"/>
    </style:style>
    <style:style style:name="T73" style:family="text">
      <style:text-properties officeooo:rsid="0036db56"/>
    </style:style>
    <style:style style:name="T74" style:family="text">
      <style:text-properties officeooo:rsid="003894ab"/>
    </style:style>
    <style:style style:name="T75" style:family="text">
      <style:text-properties fo:text-shadow="none" fo:font-weight="bold" style:font-weight-asian="bold" style:font-weight-complex="bold"/>
    </style:style>
    <style:style style:name="T76" style:family="text">
      <style:text-properties fo:font-size="12pt" fo:text-shadow="none" fo:font-weight="bold" style:font-weight-asian="bold" style:font-weight-complex="bold"/>
    </style:style>
    <style:style style:name="T77" style:family="text">
      <style:text-properties fo:font-size="12pt" fo:font-weight="bold" style:font-weight-asian="bold" style:font-weight-complex="bold"/>
    </style:style>
    <style:style style:name="T78" style:family="text">
      <style:text-properties fo:color="#000000" fo:font-size="12pt" fo:text-shadow="none" fo:font-weight="bold" style:font-weight-asian="bold" style:font-weight-complex="bold"/>
    </style:style>
    <style:style style:name="gr1" style:family="graphic">
      <style:graphic-properties svg:stroke-color="#faa61a" draw:fill-color="#faa61a" draw:textarea-horizontal-align="justify" draw:textarea-vertical-align="middle" draw:auto-grow-height="false" fo:min-height="0.5598in" fo:min-width="2.0445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e8ac7" draw:fill-color="#5e8ac7" draw:textarea-horizontal-align="justify" draw:textarea-vertical-align="middle" draw:auto-grow-height="false" fo:min-height="0.6299in" fo:min-width="0.9217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bd7cb5" draw:fill-color="#aa55a1" draw:textarea-horizontal-align="justify" draw:textarea-vertical-align="middle" draw:auto-grow-height="false" fo:min-height="0.6311in" fo:min-width="0.922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aa61a" draw:fill-color="#faa61a" draw:textarea-horizontal-align="justify" draw:textarea-vertical-align="middle" draw:auto-grow-height="false" fo:min-height="0.5602in" fo:min-width="2.0457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bd7cb5" draw:fill-color="#aa55a1" draw:textarea-horizontal-align="justify" draw:textarea-vertical-align="middle" draw:auto-grow-height="false" fo:min-height="0.6327in" fo:min-width="0.922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5e8ac7" draw:fill-color="#5e8ac7" draw:textarea-horizontal-align="justify" draw:textarea-vertical-align="middle" draw:auto-grow-height="false" fo:min-height="0.6327in" fo:min-width="0.922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65c295" draw:fill-color="#00b274" draw:textarea-horizontal-align="justify" draw:textarea-vertical-align="middle" draw:auto-grow-height="false" fo:min-height="0.6327in" fo:min-width="0.922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adc5e7" draw:fill-color="#adc5e7" draw:textarea-horizontal-align="justify" draw:textarea-vertical-align="middle" draw:auto-grow-height="false" fo:min-height="0.4327in" fo:min-width="0.6547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bd7cb5" draw:fill-color="#bd7cb5" draw:textarea-horizontal-align="justify" draw:textarea-vertical-align="middle" draw:auto-grow-height="false" fo:min-height="0.6339in" fo:min-width="0.923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da7d8" draw:fill-color="#7da7d8" draw:textarea-horizontal-align="justify" draw:textarea-vertical-align="middle" draw:auto-grow-height="false" fo:min-height="0.3819in" fo:min-width="1.0311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680059" draw:fill-color="#680059" draw:textarea-horizontal-align="justify" draw:textarea-vertical-align="middle" draw:auto-grow-height="false" fo:min-height="0.6311in" fo:min-width="0.922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66b3" draw:fill-color="#0066b3" draw:textarea-horizontal-align="justify" draw:textarea-vertical-align="middle" draw:auto-grow-height="false" fo:min-height="0.6327in" fo:min-width="0.922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ccbe00" draw:fill-color="#ccbe00" draw:textarea-horizontal-align="justify" draw:textarea-vertical-align="middle" draw:auto-grow-height="false" fo:min-height="0.6327in" fo:min-width="0.9228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f450" draw:fill-color="#fff450" draw:textarea-horizontal-align="justify" draw:textarea-vertical-align="middle" draw:auto-grow-height="false" fo:min-height="0.6327in" fo:min-width="0.922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ARCADE</text:p>
      <text:p text:style-name="P6"/>
      <text:p text:style-name="P6"/>
      <text:p text:style-name="P37"/>
      <text:p text:style-name="P37"/>
      <text:p text:style-name="P37"/>
      <text:p text:style-name="P37"/>
      <text:p text:style-name="P37"/>
      <text:p text:style-name="P28">PART ONE: HOW DOES THE WHOLE THING WORK?</text:p>
      <text:p text:style-name="P28"/>
      <text:p text:style-name="P28">PART <text:span text:style-name="T32">TWO</text:span>: HOW <text:span text:style-name="T32">TO IMPLEMENT NEW GAMES</text:span></text:p>
      <text:p text:style-name="P28"/>
      <text:p text:style-name="P38">PART THREE: HOW TO IMPLEMENT NEW GRAPHIC LIBRARIES</text:p>
      <text:p text:style-name="P30"/>
      <text:p text:style-name="P20"/>
      <text:p text:style-name="P20"/>
      <text:p text:style-name="P20"/>
      <text:p text:style-name="P20"/>
      <text:p text:style-name="P4">PART ONE: HOW DOES THE WHOLE THING WORK?</text:p>
      <text:p text:style-name="P22"/>
      <text:p text:style-name="P22"/>
      <text:p text:style-name="P22"/>
      <text:p text:style-name="P20"><draw:custom-shape text:anchor-type="paragraph" draw:z-index="0" draw:name="Shape1" draw:style-name="gr1" draw:text-style-name="P42" svg:width="2.1043in" svg:height="0.6197in" svg:x="2.302in" svg:y="0.1811in"><text:p text:style-name="P41"><text:span text:style-name="T3">CO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/>
      <text:p text:style-name="P20"/>
      <text:p text:style-name="P20"/>
      <text:p text:style-name="P20"><draw:line text:anchor-type="paragraph" draw:z-index="5" draw:name="Shape14" draw:style-name="gr5" draw:text-style-name="P45" svg:x1="3.3843in" svg:y1="0.1209in" svg:x2="3.374in" svg:y2="1.5709in"><text:p/></draw:line><draw:line text:anchor-type="paragraph" draw:z-index="3" draw:name="Shape3" draw:style-name="gr4" draw:text-style-name="P41" svg:x1="2.7705in" svg:y1="0.1063in" svg:x2="2.7705in" svg:y2="0.6689in"><text:p/></draw:line><draw:line text:anchor-type="paragraph" draw:z-index="4" draw:name="Shape3" draw:style-name="gr4" draw:text-style-name="P41" svg:x1="3.9579in" svg:y1="0.1059in" svg:x2="3.9579in" svg:y2="0.6685in"><text:p/></draw:line></text:p>
      <text:p text:style-name="P20"/>
      <text:p text:style-name="P20"/>
      <text:p text:style-name="P20"><draw:custom-shape text:anchor-type="paragraph" draw:z-index="1" draw:name="Shape2" draw:style-name="gr2" draw:text-style-name="P43" svg:width="0.9898in" svg:height="0.698in" svg:x="3.4898in" svg:y="0.1457in"><text:p text:style-name="P41"><text:span text:style-name="T75">GAM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3" draw:text-style-name="P44" svg:width="0.9906in" svg:height="0.6996in" svg:x="2.2709in" svg:y="0.1457in"><text:p text:style-name="P41"><text:span text:style-name="T76">LIB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0">GAMES</text:span>: Dynamic libraries loaded during runtime. Each library contains a game. However, it does not display anything, as this should be done by the graphic libraries.</text:p>
      <text:p text:style-name="P8"/>
      <text:p text:style-name="P9"><text:span text:style-name="T11">CORE</text:span>: Its role is to link the games and the graphic libraries without having them interact directly with each other.</text:p>
      <text:p text:style-name="P9"/>
      <text:p text:style-name="P9"><text:span text:style-name="T13">LIBS</text:span>: Dynamic libraries loaded during runtime. Each library corresponds to a graphic library. It displays according to the different games.</text:p>
      <text:p text:style-name="P9"/>
      <text:p text:style-name="P11">The <text:span text:style-name="T3">Arcade</text:span> is a gaming platform: it lets the user choose a game to play. He can change the elements of the platform (be it the <text:span text:style-name="T10">game</text:span> or the graphic <text:span text:style-name="T13">library</text:span>) at run-time.</text:p>
      <text:p text:style-name="P9"/>
      <text:p text:style-name="P10">The <text:span text:style-name="T3">Arcade</text:span> should work with different games and different graphic libraries, as long as they share the same interface. Indeed, every <text:span text:style-name="T10">game</text:span><text:span text:style-name="T16"> shares the same basic functions and the same goes for every graphic </text:span><text:span text:style-name="T13">libraries</text:span><text:span text:style-name="T16">. The </text:span><text:span text:style-name="T11">core</text:span><text:span text:style-name="T16"> does the communication with the </text:span><text:span text:style-name="T10">games</text:span><text:span text:style-name="T16"> and relays the informations to the graphic </text:span><text:span text:style-name="T13">libraries</text:span><text:span text:style-name="T16"> and vice-versa.</text:span></text:p>
      <text:p text:style-name="P25"/>
      <text:p text:style-name="P25"/>
      <text:p text:style-name="P31"/>
      <text:p text:style-name="P21"/>
      <text:p text:style-name="P21"/>
      <text:p text:style-name="P21"/>
      <text:p text:style-name="P21"/>
      <text:p text:style-name="P5">PART <text:span text:style-name="T32">TWO</text:span>: HOW <text:span text:style-name="T32">TO IMPLEMENT NEW GAMES</text:span></text:p>
      <text:p text:style-name="P5"/>
      <text:p text:style-name="P34"><text:s text:c="3"/><text:span text:style-name="T34">class </text:span><text:span text:style-name="T37">IGame </text:span><text:span text:style-name="T35">{</text:span></text:p>
      <text:p text:style-name="P34"><text:s text:c="3"/><text:span text:style-name="T34">public</text:span><text:span text:style-name="T35">:</text:span></text:p>
      <text:p text:style-name="P34"><text:s text:c="6"/><text:span text:style-name="T34">virtual </text:span><text:span text:style-name="T36">~IGame</text:span><text:span text:style-name="T35">() = </text:span><text:span text:style-name="T34">default;</text:span></text:p>
      <text:p text:style-name="P34"><text:span text:style-name="T33"><text:s text:c="6"/></text:span><text:span text:style-name="T34">virtual </text:span><text:span text:style-name="T37">std</text:span><text:span text:style-name="T35">::</text:span><text:span text:style-name="T38">string </text:span><text:span text:style-name="T36">getName</text:span><text:span text:style-name="T35">() </text:span><text:span text:style-name="T34">const </text:span><text:span text:style-name="T35">= </text:span><text:span text:style-name="T39">0</text:span><text:span text:style-name="T34">;</text:span></text:p>
      <text:p text:style-name="P34"><text:span text:style-name="T33"><text:s text:c="6"/></text:span><text:span text:style-name="T34">virtual void </text:span><text:span text:style-name="T36">initGame</text:span><text:span text:style-name="T35">() = </text:span><text:span text:style-name="T39">0</text:span><text:span text:style-name="T34">;</text:span></text:p>
      <text:p text:style-name="P34"><text:span text:style-name="T33"><text:s text:c="6"/></text:span><text:span text:style-name="T34">virtual </text:span><text:span text:style-name="T37">arcade</text:span><text:span text:style-name="T35">::</text:span><text:span text:style-name="T37">GameData </text:span><text:span text:style-name="T36">getGameData</text:span><text:span text:style-name="T35">() </text:span><text:span text:style-name="T34">const </text:span><text:span text:style-name="T35">= </text:span><text:span text:style-name="T39">0</text:span><text:span text:style-name="T34">;</text:span></text:p>
      <text:p text:style-name="P34"><text:span text:style-name="T33"><text:s text:c="6"/></text:span><text:span text:style-name="T34">virtual void </text:span><text:span text:style-name="T36">updateGame</text:span><text:span text:style-name="T35">(</text:span><text:span text:style-name="T37">arcade</text:span><text:span text:style-name="T35">::</text:span><text:span text:style-name="T37">action</text:span><text:span text:style-name="T35">) = </text:span><text:span text:style-name="T39">0</text:span><text:span text:style-name="T34">;</text:span></text:p>
      <text:p text:style-name="P34"><text:span text:style-name="T33"><text:s text:c="6"/></text:span><text:span text:style-name="T34">virtual void </text:span><text:span text:style-name="T36">deleteGame</text:span><text:span text:style-name="T35">() = </text:span><text:span text:style-name="T39">0</text:span><text:span text:style-name="T34">;</text:span></text:p>
      <text:p text:style-name="P34"><text:span text:style-name="T33"><text:s text:c="6"/></text:span><text:span text:style-name="T34">virtual </text:span><text:span text:style-name="T37">std</text:span><text:span text:style-name="T35">::</text:span><text:span text:style-name="T38">string </text:span><text:span text:style-name="T36">getScore</text:span><text:span text:style-name="T35">() = </text:span><text:span text:style-name="T39">0</text:span><text:span text:style-name="T34">;</text:span></text:p>
      <text:p text:style-name="P36"><text:span text:style-name="T33"><text:s text:c="3"/></text:span><text:span text:style-name="T40">}</text:span><text:span text:style-name="T34">;</text:span></text:p>
      <text:p text:style-name="P15"/>
      <text:p text:style-name="P23"><text:span text:style-name="T18">Each </text:span><text:span text:style-name="T59">game</text:span><text:span text:style-name="T18"> </text:span><text:span text:style-name="T22">in</text:span><text:span text:style-name="T18">herits from the above interface, </text:span><text:span text:style-name="T52">IGame</text:span><text:span text:style-name="T17">. </text:span><text:span text:style-name="T18">To make a </text:span><text:span text:style-name="T59">game</text:span><text:span text:style-name="T18"> compatible with our system, it needs the following functions:</text:span></text:p>
      <text:p text:style-name="P15">- <text:span text:style-name="T3">a destructor</text:span></text:p>
      <text:p text:style-name="P15">- <text:span text:style-name="T3">getName()</text:span>, which returns the name of the <text:span text:style-name="T60">game</text:span> (and more exactly, the name of the .so required by the core)</text:p>
      <text:p text:style-name="P15">- <text:span text:style-name="T3">initGame()</text:span>, <text:span text:style-name="T41">sets the </text:span><text:span text:style-name="T62">game</text:span><text:span text:style-name="T41"> running state to true. Add every entity needed by the </text:span><text:span text:style-name="T62">game</text:span><text:span text:style-name="T41"> to an </text:span><text:span text:style-name="T69">entity</text:span><text:span text:style-name="T41"> vector*.</text:span></text:p>
      <text:p text:style-name="P15">- <text:span text:style-name="T3">getGameData()</text:span>, <text:span text:style-name="T41">returns the </text:span><text:span text:style-name="T57">GameData</text:span><text:span text:style-name="T41">**, which contains the </text:span><text:span text:style-name="T69">entity</text:span><text:span text:style-name="T41"> vector.</text:span></text:p>
      <text:p text:style-name="P39">- <text:span text:style-name="T3">updateGame()</text:span>, <text:span text:style-name="T72">main loop of the </text:span><text:span text:style-name="T63">game</text:span><text:span text:style-name="T72">. It receives a value of the enum action, which can be one of the following: </text:span><text:span text:style-name="T8">UNDEFINED, UP, DOWN, LEFT, RIGHT, PAUSE, ENTER, ACTION, QUIT, PREV_LIB, NEXT_LIB, PREV_GAME, NEXT_GAME, RESTART, BAC</text:span><text:span text:style-name="T9">K</text:span><text:span text:style-name="T72"> and update each </text:span><text:span text:style-name="T68">entity</text:span><text:span text:style-name="T72"> accordingly.</text:span></text:p>
      <text:p text:style-name="P15">- <text:span text:style-name="T3">deleteGame()</text:span>, <text:span text:style-name="T72">empties the </text:span><text:span text:style-name="T68">entity</text:span><text:span text:style-name="T72"> vector.</text:span></text:p>
      <text:p text:style-name="P15">- <text:span text:style-name="T3">getScore()</text:span>, <text:span text:style-name="T72">returns the player’s score.</text:span></text:p>
      <text:p text:style-name="P15"/>
      <text:p text:style-name="P15">*<text:span text:style-name="T73">Each </text:span><text:span text:style-name="T70">entity</text:span><text:span text:style-name="T73"> represents a graphic object: it can be text or sprites. The sprites can correspond to a background, the player representation, the enemy, the bonus etc. Each </text:span><text:span text:style-name="T70">entity</text:span><text:span text:style-name="T73"> has a name, a path to the assets if it is a sprite and a position. If the </text:span><text:span text:style-name="T70">entity</text:span><text:span text:style-name="T73"> is a text, it has a name, a string containing the text and a position as well. Be it a text or a sprite, it also takes a boolean which indicates if the </text:span><text:span text:style-name="T70">entity</text:span><text:span text:style-name="T73"> is displayed or not.</text:span></text:p>
      <text:p text:style-name="P15"/>
      <text:p text:style-name="P15">**<text:span text:style-name="T58">GameData</text:span><text:span text:style-name="T74"> is an encapsulation of the data that the </text:span><text:span text:style-name="T64">game</text:span><text:span text:style-name="T74"> needs in order to run properly. It contains an </text:span><text:span text:style-name="T71">entity</text:span><text:span text:style-name="T74"> vector and an action enum which create a buffer for the inputs.</text:span></text:p>
      <text:p text:style-name="P33"/>
      <text:p text:style-name="P5"/>
      <text:p text:style-name="P5"/>
      <text:p text:style-name="P5">PART <text:span text:style-name="T32">THREE</text:span>: HOW <text:span text:style-name="T32">TO IMPLEMENT NEW GRAPHIC LIBRARIES</text:span></text:p>
      <text:p text:style-name="P5"/>
      <text:p text:style-name="P34"><text:s text:c="3"/><text:span text:style-name="T34">class </text:span><text:span text:style-name="T37">IGraph </text:span><text:span text:style-name="T35">{</text:span></text:p>
      <text:p text:style-name="P34"><text:s text:c="3"/><text:span text:style-name="T34">public</text:span><text:span text:style-name="T35">:</text:span></text:p>
      <text:p text:style-name="P34"><text:tab/> <text:s/><text:span text:style-name="T34">virtual </text:span><text:span text:style-name="T36">~IGraph</text:span><text:span text:style-name="T35">() = </text:span><text:span text:style-name="T34">default;</text:span></text:p>
      <text:p text:style-name="P34"><text:span text:style-name="T33"><text:s text:c="8"/></text:span><text:span text:style-name="T34">virtual void </text:span><text:span text:style-name="T36">deleteLib</text:span><text:span text:style-name="T35">(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initFrame</text:span><text:span text:style-name="T35">(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renderFrame</text:span><text:span text:style-name="T35">() = </text:span><text:span text:style-name="T39">0</text:span><text:span text:style-name="T34">;</text:span></text:p>
      <text:p text:style-name="P34"><text:span text:style-name="T33"><text:s text:c="8"/></text:span><text:span text:style-name="T34">virtual </text:span><text:span text:style-name="T37">std</text:span><text:span text:style-name="T35">::</text:span><text:span text:style-name="T38">string </text:span><text:span text:style-name="T36">getName</text:span><text:span text:style-name="T35">() </text:span><text:span text:style-name="T34">const </text:span><text:span text:style-name="T35">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setAction</text:span><text:span text:style-name="T35">(</text:span><text:span text:style-name="T37">arcade</text:span><text:span text:style-name="T35">::</text:span><text:span text:style-name="T37">action </text:span><text:span text:style-name="T35">*action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setEntity</text:span><text:span text:style-name="T35">(</text:span><text:span text:style-name="T34">const </text:span><text:span text:style-name="T37">std</text:span><text:span text:style-name="T35">::</text:span><text:span text:style-name="T38">string </text:span><text:span text:style-name="T35">&amp;</text:span><text:span text:style-name="T34">, const </text:span><text:span text:style-name="T37">arcade</text:span><text:span text:style-name="T35">::</text:span><text:span text:style-name="T37">path_t </text:span><text:span text:style-name="T35">&amp;</text:span><text:span text:style-name="T34">, const </text:span><text:span text:style-name="T37">std</text:span><text:span text:style-name="T35">::</text:span><text:span text:style-name="T37">pair</text:span><text:span text:style-name="T35">&lt;</text:span><text:span text:style-name="T34">float, float</text:span><text:span text:style-name="T35">&gt; &amp;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setEntity</text:span><text:span text:style-name="T35">(</text:span><text:span text:style-name="T34">const </text:span><text:span text:style-name="T37">std</text:span><text:span text:style-name="T35">::</text:span><text:span text:style-name="T38">string </text:span><text:span text:style-name="T35">&amp;</text:span><text:span text:style-name="T34">, const </text:span><text:span text:style-name="T37">std</text:span><text:span text:style-name="T35">::</text:span><text:span text:style-name="T38">string </text:span><text:span text:style-name="T35">&amp;</text:span><text:span text:style-name="T34">, const </text:span><text:span text:style-name="T37">std</text:span><text:span text:style-name="T35">::</text:span><text:span text:style-name="T37">pair</text:span><text:span text:style-name="T35">&lt;</text:span><text:span text:style-name="T34">float, float</text:span><text:span text:style-name="T35">&gt; &amp;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deleteEntity</text:span><text:span text:style-name="T35">(</text:span><text:span text:style-name="T34">const </text:span><text:span text:style-name="T37">std</text:span><text:span text:style-name="T35">::</text:span><text:span text:style-name="T38">string </text:span><text:span text:style-name="T35">&amp;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updatePos</text:span><text:span text:style-name="T35">(</text:span><text:span text:style-name="T34">const </text:span><text:span text:style-name="T37">std</text:span><text:span text:style-name="T35">::</text:span><text:span text:style-name="T38">string </text:span><text:span text:style-name="T35">&amp;</text:span><text:span text:style-name="T34">, const </text:span><text:span text:style-name="T37">std</text:span><text:span text:style-name="T35">::</text:span><text:span text:style-name="T37">pair</text:span><text:span text:style-name="T35">&lt;</text:span><text:span text:style-name="T34">float, float</text:span><text:span text:style-name="T35">&gt; &amp;) = </text:span><text:span text:style-name="T39">0</text:span><text:span text:style-name="T34">;</text:span></text:p>
      <text:p text:style-name="P34"><text:span text:style-name="T33"><text:s text:c="8"/></text:span><text:span text:style-name="T34">virtual void </text:span><text:span text:style-name="T36">display</text:span><text:span text:style-name="T35">(</text:span><text:span text:style-name="T34">const </text:span><text:span text:style-name="T37">std</text:span><text:span text:style-name="T35">::</text:span><text:span text:style-name="T38">string </text:span><text:span text:style-name="T35">&amp;) = </text:span><text:span text:style-name="T39">0</text:span><text:span text:style-name="T34">;</text:span></text:p>
      <text:p text:style-name="P35"><text:span text:style-name="T33"><text:s text:c="3"/></text:span><text:span text:style-name="T35">}</text:span><text:span text:style-name="T34">;</text:span></text:p>
      <text:p text:style-name="P16"/>
      <text:p text:style-name="P23"><text:span text:style-name="T18">Each </text:span><text:span text:style-name="T15">graphic library</text:span><text:span text:style-name="T18"> </text:span><text:span text:style-name="T22">in</text:span><text:span text:style-name="T18">herits from the above interface, </text:span><text:span text:style-name="T54">IGraph</text:span><text:span text:style-name="T17">. </text:span><text:span text:style-name="T18">To make a </text:span><text:span text:style-name="T15">library</text:span><text:span text:style-name="T18"> compatible with our system, it needs the following functions </text:span><text:span text:style-name="T21">(see above for the exact prototype)</text:span><text:span text:style-name="T18">:</text:span></text:p>
      <text:p text:style-name="P15">- <text:span text:style-name="T3">a destructor</text:span></text:p>
      <text:p text:style-name="P15">- <text:span text:style-name="T3">deleteLib()</text:span>, <text:span text:style-name="T42">deletes everything that need to be freed in the graphic library.</text:span></text:p>
      <text:p text:style-name="P15">- <text:span text:style-name="T3">initFrame()</text:span>, <text:span text:style-name="T42">clears/fills the window with black.</text:span></text:p>
      <text:p text:style-name="P15">- <text:span text:style-name="T3">renderFrame()</text:span>, <text:span text:style-name="T42">displays what has been drawn on the window.</text:span></text:p>
      <text:p text:style-name="P23"><text:span text:style-name="T18">- </text:span><text:span text:style-name="T29">getN</text:span><text:span text:style-name="T28">ame()</text:span><text:span text:style-name="T18">, </text:span><text:span text:style-name="T20">returns the name of the .so required by the core.</text:span></text:p>
      <text:p text:style-name="P24"><text:span text:style-name="T23">- </text:span><text:span text:style-name="T26">setAction(</text:span><text:span text:style-name="T27">)</text:span><text:span text:style-name="T23">, </text:span><text:span text:style-name="T24">catches the keyboard inputs and change the enum action accordingly. </text:span><text:span text:style-name="T25">The enum can takes the following values: </text:span><text:span text:style-name="T31">UNDEFINED, UP, DOWN, LEFT, RIGHT, PAUSE, ENTER, ACTION, QUIT, PREV_LIB, NEXT_LIB, PREV_GAME, NEXT_GAME, RESTART, BACK</text:span><text:span text:style-name="T25">.</text:span></text:p>
      <text:p text:style-name="P23"><text:span text:style-name="T18">-</text:span><text:span text:style-name="T28"> </text:span><text:span text:style-name="T29">setEntity</text:span><text:span text:style-name="T28">()</text:span><text:span text:style-name="T18">, </text:span><text:span text:style-name="T20">adds an </text:span><text:span text:style-name="T45">entity</text:span><text:span text:style-name="T20"> to the </text:span><text:span text:style-name="T45">entity vector</text:span><text:span text:style-name="T20">* with a name, a structure which contains the assets’ paths (.png, .bmp and .txt), and a pair for the position. </text:span></text:p>
      <text:p text:style-name="P23"><text:span text:style-name="T18">- </text:span><text:span text:style-name="T29">setEntity</text:span><text:span text:style-name="T30">()</text:span><text:span text:style-name="T19">, </text:span><text:span text:style-name="T20">same as above but with polymorphism: instead of having a path structure it takes a string containing text.</text:span></text:p>
      <text:p text:style-name="P17">- <text:span text:style-name="T3">deleteEntity(</text:span><text:span text:style-name="T4">)</text:span>, <text:span text:style-name="T42">remove the given </text:span><text:span text:style-name="T47">entity</text:span><text:span text:style-name="T42"> from the vector*.</text:span></text:p>
      <text:p text:style-name="P17">- <text:span text:style-name="T3">updatePos()</text:span>, <text:span text:style-name="T42">update the </text:span><text:span text:style-name="T47">entity</text:span><text:span text:style-name="T42"> position with the new one given in parameter.</text:span></text:p>
      <text:p text:style-name="P17">- <text:span text:style-name="T3">display()</text:span>, <text:span text:style-name="T42">draws texts/sprites on the window.</text:span></text:p>
      <text:p text:style-name="P17"/>
      <text:p text:style-name="P12"><text:soft-page-break/>*The vector is a vector containing what we call « <text:span text:style-name="T46">entity</text:span> ». They depend on the <text:span text:style-name="T13">graphic library</text:span> we use. For example, we have SFMLEntity, CacaEntity, etc. <text:span text:style-name="T44">Obviously, the way to create sprites in SFML is different from the one in SDL or from the way to display in terminal library...</text:span></text:p>
      <text:p text:style-name="P13"/>
      <text:p text:style-name="P13"><text:span text:style-name="T49">However, the differents </text:span><text:span text:style-name="T48">entities</text:span> do have the same kind of functions:</text:p>
      <text:p text:style-name="P13">- <text:span text:style-name="T3">two constructors</text:span> <text:span text:style-name="T43">using polymorphism: one constructor takes the entity’s name, a structure with the paths to the assets and a pair of float for the position of the entity. The other one takes the entity’s name, a string containing text instead of a structure of paths, and a pair of float for the position as well.</text:span></text:p>
      <text:p text:style-name="P13">- <text:span text:style-name="T3">a destructor</text:span></text:p>
      <text:p text:style-name="P13">- <text:span text:style-name="T3">setPos()</text:span>, set the entity’s position.</text:p>
      <text:p text:style-name="P13">- <text:span text:style-name="T3">setText()</text:span>, set the entity’s text.</text:p>
      <text:p text:style-name="P13">- <text:span text:style-name="T3">getName()</text:span>, returns the entity’s name.</text:p>
      <text:p text:style-name="P13">- <text:span text:style-name="T3">getPath()</text:span>, returns the path.</text:p>
      <text:p text:style-name="P13">- <text:span text:style-name="T3">getPos()</text:span>, returns the position.</text:p>
      <text:p text:style-name="P13">- <text:span text:style-name="T3">getSprite()</text:span> or <text:span text:style-name="T3">getAscii()</text:span>, returns the sprite or the ascii art.</text:p>
      <text:p text:style-name="P13">-<text:span text:style-name="T3"> getText()</text:span>, returns the text.</text:p>
      <text:p text:style-name="P13">- <text:span text:style-name="T3">getType()</text:span>, returns either « sprite » or « text » if the entity is a sprite or just a text.</text:p>
      <text:p text:style-name="P13">- <text:span text:style-name="T3">initSprite() </text:span>or <text:span text:style-name="T3">initAscii()</text:span>, <text:span text:style-name="T43">load the sprite or the ascii art from the assets.</text:span></text:p>
      <text:p text:style-name="P26">- <text:span text:style-name="T3">initText()</text:span> (for non-terminal libraries), <text:span text:style-name="T43">load the font, set the characters’ size etc.</text:span></text:p>
      <text:p text:style-name="P26"/>
      <text:p text:style-name="P26"/>
      <text:p text:style-name="P26"/>
      <text:p text:style-name="P26"/>
      <text:p text:style-name="P26"/>
      <text:p text:style-name="P27">If you want to have <text:span text:style-name="T50">sound</text:span> in your library, you can inherit from the interface <text:span text:style-name="T51">ISound</text:span> and create a LibSound class. This class needs the following functions:</text:p>
      <text:p text:style-name="P27">- <text:span text:style-name="T3">a destructor</text:span></text:p>
      <text:p text:style-name="P27">- <text:span text:style-name="T3">setMusic()</text:span>, loads the music from the assets, can set a loop, etc.</text:p>
      <text:p text:style-name="P27">- <text:span text:style-name="T3">playMusic()</text:span>, plays the music.</text:p>
      <text:p text:style-name="P27">- <text:span text:style-name="T3">stopMusic()</text:span>, stops the music.</text:p>
      <text:p text:style-name="P32"/>
      <text:p text:style-name="P25"/>
      <text:p text:style-name="P25"><draw:custom-shape text:anchor-type="paragraph" draw:z-index="6" draw:name="Shape1" draw:style-name="gr6" draw:text-style-name="P46" svg:width="2.1059in" svg:height="0.6205in" svg:x="2.2398in" svg:y="0.1299in"><text:p text:style-name="P41"><text:span text:style-name="T77">CO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line text:anchor-type="paragraph" draw:z-index="12" draw:name="Shape3" draw:style-name="gr4" draw:text-style-name="P41" svg:x1="4.4681in" svg:y1="0.5453in" svg:x2="5.0717in" svg:y2="0.7988in"><text:p/></draw:line><draw:custom-shape text:anchor-type="paragraph" draw:z-index="13" draw:name="Shape2" draw:style-name="gr9" draw:text-style-name="P48" svg:width="0.9913in" svg:height="0.7012in" svg:x="5.1354in" svg:y="0.8138in"><text:p text:style-name="P41"><text:span text:style-name="T76">MEN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><draw:line text:anchor-type="paragraph" draw:z-index="11" draw:name="Shape14" draw:style-name="gr5" draw:text-style-name="P45" svg:x1="3.302in" svg:y1="0.0472in" svg:x2="3.3118in" svg:y2="4.7224in"><text:p/></draw:line><draw:line text:anchor-type="paragraph" draw:z-index="7" draw:name="Shape3" draw:style-name="gr4" draw:text-style-name="P41" svg:x1="2.5831in" svg:y1="0.0016in" svg:x2="2.5831in" svg:y2="0.5642in"><text:p/></draw:line><draw:line text:anchor-type="paragraph" draw:z-index="9" draw:name="Shape3" draw:style-name="gr4" draw:text-style-name="P41" svg:x1="4.0831in" svg:y1="0.0012in" svg:x2="4.0831in" svg:y2="0.5638in"><text:p/></draw:line><draw:line text:anchor-type="paragraph" draw:z-index="25" draw:name="Shape3" draw:style-name="gr4" draw:text-style-name="P41" svg:x1="1.5201in" svg:y1="0.3161in" svg:x2="2.1555in" svg:y2="0.0035in"><text:p/></draw:line></text:p>
      <text:p text:style-name="P14"><draw:custom-shape text:anchor-type="paragraph" draw:z-index="22" draw:name="Shape2" draw:style-name="gr15" draw:text-style-name="P54" svg:width="0.9913in" svg:height="0.7012in" svg:x="0.4374in" svg:y="0.1181in"><text:p text:style-name="P41"><text:span text:style-name="T76">ISou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><draw:custom-shape text:anchor-type="paragraph" draw:z-index="20" draw:name="Shape2" draw:style-name="gr13" draw:text-style-name="P52" svg:width="0.9906in" svg:height="0.6996in" svg:x="2.0937in" svg:y="0.0346in"><text:p text:style-name="P41"><text:span text:style-name="T78">IGrap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2" draw:style-name="gr14" draw:text-style-name="P53" svg:width="0.9913in" svg:height="0.7012in" svg:x="3.6252in" svg:y="0.0366in"><text:p text:style-name="P41"><text:span text:style-name="T76">IGa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><draw:line text:anchor-type="paragraph" draw:z-index="26" draw:name="Shape3" draw:style-name="gr4" draw:text-style-name="P41" svg:x1="0.9059in" svg:y1="0.1303in" svg:x2="0.9059in" svg:y2="0.6929in"><text:p/></draw:line></text:p>
      <text:p text:style-name="P14"/>
      <text:p text:style-name="P14"><draw:line text:anchor-type="paragraph" draw:z-index="23" draw:name="Shape3" draw:style-name="gr4" draw:text-style-name="P41" svg:x1="2.5413in" svg:y1="0.0181in" svg:x2="2.5413in" svg:y2="0.5807in"><text:p/></draw:line><draw:line text:anchor-type="paragraph" draw:z-index="24" draw:name="Shape3" draw:style-name="gr4" draw:text-style-name="P41" svg:x1="4.1559in" svg:y1="0.0134in" svg:x2="4.1559in" svg:y2="0.576in"><text:p/></draw:line></text:p>
      <text:p text:style-name="P14"/>
      <text:p text:style-name="P14"><draw:custom-shape text:anchor-type="paragraph" draw:z-index="27" draw:name="Shape2" draw:style-name="gr16" draw:text-style-name="P55" svg:width="0.9913in" svg:height="0.7012in" svg:x="0.4374in" svg:y="0.0035in"><text:p text:style-name="P41"><text:span text:style-name="T76">LIBSOU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custom-shape text:anchor-type="paragraph" draw:z-index="8" draw:name="Shape2" draw:style-name="gr7" draw:text-style-name="P44" svg:width="0.9913in" svg:height="0.7012in" svg:x="2.0626in" svg:y="0.0827in"><text:p text:style-name="P41"><text:span text:style-name="T76">LIB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2" draw:style-name="gr8" draw:text-style-name="P47" svg:width="0.9913in" svg:height="0.7012in" svg:x="3.6772in" svg:y="0.0827in"><text:p text:style-name="P41"><text:span text:style-name="T76">GAM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/>
      <text:p text:style-name="P14"><draw:line text:anchor-type="paragraph" draw:z-index="16" draw:name="Shape3" draw:style-name="gr4" draw:text-style-name="P41" svg:x1="2.5205in" svg:y1="0.0677in" svg:x2="2.5205in" svg:y2="0.6303in"><text:p/></draw:line><draw:line text:anchor-type="paragraph" draw:z-index="14" draw:name="Shape3" draw:style-name="gr4" draw:text-style-name="P41" svg:x1="3.7913in" svg:y1="0.0886in" svg:x2="3.7913in" svg:y2="0.6512in"><text:p/></draw:line><draw:line text:anchor-type="paragraph" draw:z-index="19" draw:name="Shape3" draw:style-name="gr4" draw:text-style-name="P41" svg:x1="4.4673in" svg:y1="0.0925in" svg:x2="4.7689in" svg:y2="0.6169in"><text:p/></draw:line></text:p>
      <text:p text:style-name="P14"/>
      <text:p text:style-name="P14"/>
      <text:p text:style-name="P14"><draw:custom-shape text:anchor-type="paragraph" draw:z-index="17" draw:name="Shape2" draw:style-name="gr11" draw:text-style-name="P50" svg:width="0.9921in" svg:height="0.7024in" svg:x="2.0417in" svg:y="0.1366in"><text:p text:style-name="P41"><text:span text:style-name="T76">LIBENT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2" draw:style-name="gr12" draw:text-style-name="P51" svg:width="1.0717in" svg:height="0.4224in" svg:x="4.4165in" svg:y="0.1055in"><text:p text:style-name="P41"><text:span text:style-name="T76">GAMEDAT</text:span><text:span text:style-name="T76">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2" draw:style-name="gr10" draw:text-style-name="P49" svg:width="0.6551in" svg:height="0.4331in" svg:x="3.448in" svg:y="0.1161in"><text:p text:style-name="P41"><text:span text:style-name="T76">ENTITY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This is concretly what our <text:span text:style-name="T3">arcade</text:span> looks like. <text:span text:style-name="T65">The main </text:span><text:span text:style-name="T66">menu</text:span><text:span text:style-name="T65"> is independant from the </text:span><text:span text:style-name="T61">game</text:span><text:span text:style-name="T65"> or the </text:span><text:span text:style-name="T14">graphic library</text:span><text:span text:style-name="T65">. </text:span><text:span text:style-name="T61">Games</text:span><text:span text:style-name="T65"> and </text:span><text:span text:style-name="T14">libraries</text:span><text:span text:style-name="T65"> do not communicate with each other and instead transmit informations to the </text:span><text:span text:style-name="T12">core</text:span><text:span text:style-name="T65">, which then dispatches them between the </text:span><text:span text:style-name="T61">games</text:span><text:span text:style-name="T65"> and </text:span><text:span text:style-name="T14">libraries</text:span><text:span text:style-name="T65">.</text:span></text:p>
      <text:p text:style-name="P19"><text:span text:style-name="T60">Games</text:span> inherit from <text:span text:style-name="T53">IGame</text:span> and use the <text:span text:style-name="T67">Entity</text:span> and <text:span text:style-name="T56">GameData</text:span> classes.</text:p>
      <text:p text:style-name="P19"><text:span text:style-name="T13">Libraries</text:span> inherit from <text:span text:style-name="T55">IGraph</text:span> and use the corresponding <text:span text:style-name="T46">LibEntity</text:span> class.</text:p>
      <text:p text:style-name="P19"><text:span text:style-name="T50">Sound libraries</text:span> inherit from <text:span text:style-name="T51">ISoun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bold" officeooo:rsid="000e0674" officeooo:paragraph-rsid="0023174f" style:font-weight-asian="bold" style:font-weight-complex="bold"/>
    </style:style>
    <style:style style:name="MP2" style:family="paragraph" style:parent-style-name="Footer">
      <style:text-properties officeooo:rsid="000e0674" officeooo:paragraph-rsid="000e0674"/>
    </style:style>
    <style:style style:name="MT1" style:family="text">
      <style:text-properties fo:font-weight="normal" officeooo:rsid="0023174f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RCADE Documentation<text:tab/><text:tab/>Hugo BOULEUX</text:p>
        <text:p text:style-name="MP2"><text:span text:style-name="MT1">February/March</text:span><text:span text:style-name="MT2"> 2019</text:span><text:span text:style-name="MT3"><text:tab/><text:tab/>Arnaud LECLERCQ</text:span></text:p>
        <text:p text:style-name="MP2"><text:span text:style-name="MT4">EPITECH Lille</text:span><text:span text:style-name="MT3"><text:tab/><text:tab/>Nathalie HUGOT-POREZ</text:span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45:07.009428690</meta:creation-date>
    <dc:date>2019-04-02T19:43:11.370655820</dc:date>
    <meta:editing-duration>PT5H11M49S</meta:editing-duration>
    <meta:editing-cycles>22</meta:editing-cycles>
    <meta:generator>LibreOffice/6.0.7.3.0$Linux_X86_64 LibreOffice_project/00$Build-3</meta:generator>
    <meta:document-statistic meta:table-count="0" meta:image-count="0" meta:object-count="0" meta:page-count="6" meta:paragraph-count="84" meta:word-count="1111" meta:character-count="6815" meta:non-whitespace-character-count="5641"/>
  </office:meta>
</office:document-meta>
</file>